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5cm"/>
    </style:style>
    <style:style style:name="co2" style:family="table-column">
      <style:table-column-properties fo:break-before="auto" style:column-width="2.462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933cm" fo:break-before="auto" style:use-optimal-row-height="true"/>
    </style:style>
    <style:style style:name="ta1" style:family="table" style:master-page-name="PageStyle_5f_Comparacoes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1000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0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0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10002">
      <style:table-cell-properties style:rotation-align="none"/>
    </style:style>
    <style:style style:name="ce5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0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0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0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02"/>
  </office:automatic-styles>
  <office:body>
    <office:spreadsheet>
      <table:calculation-settings table:case-sensitive="false" table:automatic-find-labels="false" table:use-regular-expressions="false" table:use-wildcards="true"/>
      <table:table table:name="Comparacoes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number-columns-repeated="966" table:default-cell-style-name="ce3"/>
        <table:table-column table:style-name="co3" table:default-cell-style-name="ce15"/>
        <table:table-column table:style-name="co4" table:number-columns-repeated="2" table:default-cell-style-name="ce4"/>
        <table:table-column table:style-name="co4" table:number-columns-repeated="48" table:default-cell-style-name="ce15"/>
        <table:table-row table:style-name="ro1">
          <table:table-cell table:style-name="ce1" office:value-type="string" calcext:value-type="string">
            <text:p>Table A.7</text:p>
          </table:table-cell>
          <table:table-cell table:style-name="ce1" office:value-type="string" calcext:value-type="string">
            <text:p><text:s/>α = 0.</text:p>
          </table:table-cell>
          <table:table-cell table:style-name="ce1" table:number-columns-repeated="2"/>
          <table:table-cell table:style-name="ce6" office:value-type="string" calcext:value-type="string" table:number-columns-spanned="6" table:number-rows-spanned="1">
            <text:p>Teste 1</text:p>
          </table:table-cell>
          <table:covered-table-cell table:number-columns-repeated="5" table:style-name="ce1"/>
          <table:table-cell table:style-name="ce12" office:value-type="string" calcext:value-type="string" table:number-columns-spanned="6" table:number-rows-spanned="1">
            <text:p>Teste 2</text:p>
          </table:table-cell>
          <table:covered-table-cell table:number-columns-repeated="5"/>
          <table:table-cell table:style-name="ce12" office:value-type="string" calcext:value-type="string" table:number-columns-spanned="6" table:number-rows-spanned="1">
            <text:p>Teste 3</text:p>
          </table:table-cell>
          <table:covered-table-cell table:number-columns-repeated="5"/>
          <table:table-cell table:style-name="ce12" office:value-type="string" calcext:value-type="string" table:number-columns-spanned="6" table:number-rows-spanned="1">
            <text:p>Teste 4</text:p>
          </table:table-cell>
          <table:covered-table-cell table:number-columns-repeated="5"/>
          <table:table-cell table:style-name="ce12" office:value-type="string" calcext:value-type="string" table:number-columns-spanned="6" table:number-rows-spanned="1">
            <text:p>Teste 5</text:p>
          </table:table-cell>
          <table:covered-table-cell table:number-columns-repeated="5"/>
          <table:table-cell table:style-name="ce12" office:value-type="string" calcext:value-type="string" table:number-columns-spanned="6" table:number-rows-spanned="1">
            <text:p>Teste 6</text:p>
          </table:table-cell>
          <table:covered-table-cell table:number-columns-repeated="5"/>
          <table:table-cell table:style-name="ce12" office:value-type="string" calcext:value-type="string" table:number-columns-spanned="6" table:number-rows-spanned="1">
            <text:p>Teste 7</text:p>
          </table:table-cell>
          <table:covered-table-cell table:number-columns-repeated="5"/>
          <table:table-cell table:style-name="ce12" office:value-type="string" calcext:value-type="string" table:number-columns-spanned="6" table:number-rows-spanned="1">
            <text:p>Teste 8</text:p>
          </table:table-cell>
          <table:covered-table-cell table:number-columns-repeated="5"/>
          <table:table-cell table:style-name="ce12" office:value-type="string" calcext:value-type="string" table:number-columns-spanned="6" table:number-rows-spanned="1">
            <text:p>Teste 9</text:p>
          </table:table-cell>
          <table:covered-table-cell table:number-columns-repeated="5"/>
          <table:table-cell table:style-name="ce12" office:value-type="string" calcext:value-type="string" table:number-columns-spanned="6" table:number-rows-spanned="1">
            <text:p>Teste 10</text:p>
          </table:table-cell>
          <table:covered-table-cell table:number-columns-repeated="5"/>
          <table:table-cell table:number-columns-repeated="960"/>
        </table:table-row>
        <table:table-row table:style-name="ro2">
          <table:table-cell table:style-name="ce1" table:number-columns-repeated="3"/>
          <table:table-cell table:style-name="ce5"/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13" table:number-columns-spanned="2" table:number-rows-spanned="1"/>
          <table:covered-table-cell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/>
          <table:table-cell table:number-columns-repeated="946"/>
        </table:table-row>
        <table:table-row table:style-name="ro3"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Job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/>
          <table:table-cell table:style-name="ce11"/>
          <table:table-cell table:style-name="ce1" table:number-columns-repeated="4"/>
          <table:table-cell table:style-name="ce8"/>
          <table:table-cell table:style-name="ce11"/>
          <table:table-cell table:style-name="ce1" table:number-columns-repeated="4"/>
          <table:table-cell table:style-name="ce8"/>
          <table:table-cell table:number-columns-repeated="947"/>
        </table:table-row>
        <table:table-row table:style-name="ro1">
          <table:table-cell table:style-name="ce1" office:value-type="float" office:value="2" calcext:value-type="float">
            <text:p>2.00</text:p>
          </table:table-cell>
          <table:table-cell table:style-name="ce1" office:value-type="float" office:value="20" calcext:value-type="float">
            <text:p>2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" calcext:value-type="float">
            <text:p>4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6" calcext:value-type="float">
            <text:p>38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table:number-columns-repeated="2"/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995" calcext:value-type="float">
            <text:p>9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4" calcext:value-type="float">
            <text:p>11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66" calcext:value-type="float">
            <text:p>9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5" calcext:value-type="float">
            <text:p>9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4" calcext:value-type="float">
            <text:p>11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56" calcext:value-type="float">
            <text:p>95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5" calcext:value-type="float">
            <text:p>9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4" calcext:value-type="float">
            <text:p>11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56" calcext:value-type="float">
            <text:p>95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5" calcext:value-type="float">
            <text:p>9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4" calcext:value-type="float">
            <text:p>11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56" calcext:value-type="float">
            <text:p>95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5" calcext:value-type="float">
            <text:p>9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4" calcext:value-type="float">
            <text:p>11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56" calcext:value-type="float">
            <text:p>95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5" calcext:value-type="float">
            <text:p>9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4" calcext:value-type="float">
            <text:p>11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56" calcext:value-type="float">
            <text:p>95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5" calcext:value-type="float">
            <text:p>9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4" calcext:value-type="float">
            <text:p>11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56" calcext:value-type="float">
            <text:p>95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5" calcext:value-type="float">
            <text:p>9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4" calcext:value-type="float">
            <text:p>11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56" calcext:value-type="float">
            <text:p>95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5" calcext:value-type="float">
            <text:p>9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4" calcext:value-type="float">
            <text:p>11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56" calcext:value-type="float">
            <text:p>95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5" calcext:value-type="float">
            <text:p>9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4" calcext:value-type="float">
            <text:p>11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56" calcext:value-type="float">
            <text:p>95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float" office:value="3" calcext:value-type="float">
            <text:p>3.00</text:p>
          </table:table-cell>
          <table:table-cell table:style-name="ce1" office:value-type="float" office:value="20" calcext:value-type="float">
            <text:p>2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0" calcext:value-type="float">
            <text:p>4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0" calcext:value-type="float">
            <text:p>4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0" calcext:value-type="float">
            <text:p>4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7" calcext:value-type="float">
            <text:p>2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0" calcext:value-type="float">
            <text:p>4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0" calcext:value-type="float">
            <text:p>4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0" calcext:value-type="float">
            <text:p>4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0" calcext:value-type="float">
            <text:p>4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0" calcext:value-type="float">
            <text:p>4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0" calcext:value-type="float">
            <text:p>4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0" calcext:value-type="float">
            <text:p>4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table:number-columns-repeated="2"/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35" calcext:value-type="float">
            <text:p>9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35" calcext:value-type="float">
            <text:p>9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35" calcext:value-type="float">
            <text:p>9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35" calcext:value-type="float">
            <text:p>9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35" calcext:value-type="float">
            <text:p>9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35" calcext:value-type="float">
            <text:p>9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35" calcext:value-type="float">
            <text:p>9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35" calcext:value-type="float">
            <text:p>9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35" calcext:value-type="float">
            <text:p>9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35" calcext:value-type="float">
            <text:p>9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float" office:value="5" calcext:value-type="float">
            <text:p>5.00</text:p>
          </table:table-cell>
          <table:table-cell table:style-name="ce1" office:value-type="float" office:value="20" calcext:value-type="float">
            <text:p>2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table:number-columns-repeated="2"/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1066" calcext:value-type="float">
            <text:p>10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21" calcext:value-type="float">
            <text:p>12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19" calcext:value-type="float">
            <text:p>10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66" calcext:value-type="float">
            <text:p>10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21" calcext:value-type="float">
            <text:p>12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9" calcext:value-type="float">
            <text:p>10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66" calcext:value-type="float">
            <text:p>10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21" calcext:value-type="float">
            <text:p>12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66" calcext:value-type="float">
            <text:p>10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21" calcext:value-type="float">
            <text:p>12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31" calcext:value-type="float">
            <text:p>103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66" calcext:value-type="float">
            <text:p>10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21" calcext:value-type="float">
            <text:p>12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25" calcext:value-type="float">
            <text:p>10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66" calcext:value-type="float">
            <text:p>10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21" calcext:value-type="float">
            <text:p>12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24" calcext:value-type="float">
            <text:p>10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66" calcext:value-type="float">
            <text:p>10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21" calcext:value-type="float">
            <text:p>12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66" calcext:value-type="float">
            <text:p>10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21" calcext:value-type="float">
            <text:p>12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9" calcext:value-type="float">
            <text:p>10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66" calcext:value-type="float">
            <text:p>10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21" calcext:value-type="float">
            <text:p>12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32" calcext:value-type="float">
            <text:p>103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66" calcext:value-type="float">
            <text:p>10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21" calcext:value-type="float">
            <text:p>12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9" calcext:value-type="float">
            <text:p>100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50" calcext:value-type="float">
            <text:p>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1180" calcext:value-type="float">
            <text:p>11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1" calcext:value-type="float">
            <text:p>14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1" calcext:value-type="float">
            <text:p>6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80" calcext:value-type="float">
            <text:p>11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1" calcext:value-type="float">
            <text:p>14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80" calcext:value-type="float">
            <text:p>11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1" calcext:value-type="float">
            <text:p>14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69" calcext:value-type="float">
            <text:p>5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80" calcext:value-type="float">
            <text:p>11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1" calcext:value-type="float">
            <text:p>14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3" calcext:value-type="float">
            <text:p>6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80" calcext:value-type="float">
            <text:p>11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1" calcext:value-type="float">
            <text:p>14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80" calcext:value-type="float">
            <text:p>5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80" calcext:value-type="float">
            <text:p>11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1" calcext:value-type="float">
            <text:p>14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21" calcext:value-type="float">
            <text:p>6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80" calcext:value-type="float">
            <text:p>11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1" calcext:value-type="float">
            <text:p>14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54" calcext:value-type="float">
            <text:p>6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80" calcext:value-type="float">
            <text:p>11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1" calcext:value-type="float">
            <text:p>14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15" calcext:value-type="float">
            <text:p>6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80" calcext:value-type="float">
            <text:p>11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1" calcext:value-type="float">
            <text:p>14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89" calcext:value-type="float">
            <text:p>5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80" calcext:value-type="float">
            <text:p>11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1" calcext:value-type="float">
            <text:p>14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1" calcext:value-type="float">
            <text:p>6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table:number-columns-repeated="2"/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2945" calcext:value-type="float">
            <text:p>29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10" calcext:value-type="float">
            <text:p>29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64" calcext:value-type="float">
            <text:p>236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945" calcext:value-type="float">
            <text:p>29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10" calcext:value-type="float">
            <text:p>29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79" calcext:value-type="float">
            <text:p>23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45" calcext:value-type="float">
            <text:p>29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10" calcext:value-type="float">
            <text:p>29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84" calcext:value-type="float">
            <text:p>238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45" calcext:value-type="float">
            <text:p>29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10" calcext:value-type="float">
            <text:p>29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51" calcext:value-type="float">
            <text:p>23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45" calcext:value-type="float">
            <text:p>29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10" calcext:value-type="float">
            <text:p>29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68" calcext:value-type="float">
            <text:p>23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45" calcext:value-type="float">
            <text:p>29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10" calcext:value-type="float">
            <text:p>29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68" calcext:value-type="float">
            <text:p>23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45" calcext:value-type="float">
            <text:p>29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10" calcext:value-type="float">
            <text:p>29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62" calcext:value-type="float">
            <text:p>236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45" calcext:value-type="float">
            <text:p>29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10" calcext:value-type="float">
            <text:p>29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64" calcext:value-type="float">
            <text:p>23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45" calcext:value-type="float">
            <text:p>29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10" calcext:value-type="float">
            <text:p>29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63" calcext:value-type="float">
            <text:p>23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45" calcext:value-type="float">
            <text:p>29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10" calcext:value-type="float">
            <text:p>29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71" calcext:value-type="float">
            <text:p>237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50" calcext:value-type="float">
            <text:p>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2068" calcext:value-type="float">
            <text:p>2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50" calcext:value-type="float">
            <text:p>27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80" calcext:value-type="float">
            <text:p>138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68" calcext:value-type="float">
            <text:p>2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50" calcext:value-type="float">
            <text:p>27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96" calcext:value-type="float">
            <text:p>139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68" calcext:value-type="float">
            <text:p>2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50" calcext:value-type="float">
            <text:p>27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9" calcext:value-type="float">
            <text:p>142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68" calcext:value-type="float">
            <text:p>2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50" calcext:value-type="float">
            <text:p>27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0" calcext:value-type="float">
            <text:p>142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68" calcext:value-type="float">
            <text:p>2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50" calcext:value-type="float">
            <text:p>27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55" calcext:value-type="float">
            <text:p>145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68" calcext:value-type="float">
            <text:p>2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50" calcext:value-type="float">
            <text:p>27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81" calcext:value-type="float">
            <text:p>138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68" calcext:value-type="float">
            <text:p>2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50" calcext:value-type="float">
            <text:p>27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0" calcext:value-type="float">
            <text:p>140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68" calcext:value-type="float">
            <text:p>2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50" calcext:value-type="float">
            <text:p>27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74" calcext:value-type="float">
            <text:p>147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68" calcext:value-type="float">
            <text:p>2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50" calcext:value-type="float">
            <text:p>27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40" calcext:value-type="float">
            <text:p>14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68" calcext:value-type="float">
            <text:p>2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50" calcext:value-type="float">
            <text:p>27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3" calcext:value-type="float">
            <text:p>140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4529" calcext:value-type="float">
            <text:p>45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64" calcext:value-type="float">
            <text:p>44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13" calcext:value-type="float">
            <text:p>38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529" calcext:value-type="float">
            <text:p>45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64" calcext:value-type="float">
            <text:p>44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48" calcext:value-type="float">
            <text:p>384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529" calcext:value-type="float">
            <text:p>45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64" calcext:value-type="float">
            <text:p>44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33" calcext:value-type="float">
            <text:p>383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529" calcext:value-type="float">
            <text:p>45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64" calcext:value-type="float">
            <text:p>44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05" calcext:value-type="float">
            <text:p>380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529" calcext:value-type="float">
            <text:p>45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64" calcext:value-type="float">
            <text:p>44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92" calcext:value-type="float">
            <text:p>379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529" calcext:value-type="float">
            <text:p>45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64" calcext:value-type="float">
            <text:p>44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28" calcext:value-type="float">
            <text:p>382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529" calcext:value-type="float">
            <text:p>45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64" calcext:value-type="float">
            <text:p>44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68" calcext:value-type="float">
            <text:p>376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529" calcext:value-type="float">
            <text:p>45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64" calcext:value-type="float">
            <text:p>44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38" calcext:value-type="float">
            <text:p>383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529" calcext:value-type="float">
            <text:p>45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64" calcext:value-type="float">
            <text:p>44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25" calcext:value-type="float">
            <text:p>38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529" calcext:value-type="float">
            <text:p>45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64" calcext:value-type="float">
            <text:p>44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88" calcext:value-type="float">
            <text:p>378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2" table:style-name="ce1" office:value-type="float" office:value="50" calcext:value-type="float">
            <text:p>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6" calcext:value-type="float">
            <text:p>3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678" calcext:value-type="float">
            <text:p>267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6" calcext:value-type="float">
            <text:p>3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680" calcext:value-type="float">
            <text:p>268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6" calcext:value-type="float">
            <text:p>3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660" calcext:value-type="float">
            <text:p>266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6" calcext:value-type="float">
            <text:p>3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632" calcext:value-type="float">
            <text:p>263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6" calcext:value-type="float">
            <text:p>3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10" calcext:value-type="float">
            <text:p>271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6" calcext:value-type="float">
            <text:p>3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33" calcext:value-type="float">
            <text:p>273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6" calcext:value-type="float">
            <text:p>3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16" calcext:value-type="float">
            <text:p>271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6" calcext:value-type="float">
            <text:p>3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13" calcext:value-type="float">
            <text:p>27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6" calcext:value-type="float">
            <text:p>3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699" calcext:value-type="float">
            <text:p>269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06" calcext:value-type="float">
            <text:p>3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11" calcext:value-type="float">
            <text:p>271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2" table:style-name="ce1" office:value-type="float" office:value="50" calcext:value-type="float">
            <text:p>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6392" calcext:value-type="float">
            <text:p>63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121" calcext:value-type="float">
            <text:p>61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301" calcext:value-type="float">
            <text:p>530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392" calcext:value-type="float">
            <text:p>63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121" calcext:value-type="float">
            <text:p>61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189" calcext:value-type="float">
            <text:p>518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392" calcext:value-type="float">
            <text:p>63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121" calcext:value-type="float">
            <text:p>61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45" calcext:value-type="float">
            <text:p>524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392" calcext:value-type="float">
            <text:p>63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121" calcext:value-type="float">
            <text:p>61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33" calcext:value-type="float">
            <text:p>523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392" calcext:value-type="float">
            <text:p>63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121" calcext:value-type="float">
            <text:p>61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51" calcext:value-type="float">
            <text:p>525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392" calcext:value-type="float">
            <text:p>63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121" calcext:value-type="float">
            <text:p>61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195" calcext:value-type="float">
            <text:p>519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392" calcext:value-type="float">
            <text:p>63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121" calcext:value-type="float">
            <text:p>61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199" calcext:value-type="float">
            <text:p>519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392" calcext:value-type="float">
            <text:p>63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121" calcext:value-type="float">
            <text:p>61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66" calcext:value-type="float">
            <text:p>526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392" calcext:value-type="float">
            <text:p>63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121" calcext:value-type="float">
            <text:p>61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08" calcext:value-type="float">
            <text:p>520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392" calcext:value-type="float">
            <text:p>63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121" calcext:value-type="float">
            <text:p>61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158" calcext:value-type="float">
            <text:p>5158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150" calcext:value-type="float">
            <text:p>1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4383" calcext:value-type="float">
            <text:p>43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85" calcext:value-type="float">
            <text:p>52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30" calcext:value-type="float">
            <text:p>293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383" calcext:value-type="float">
            <text:p>43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85" calcext:value-type="float">
            <text:p>52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07" calcext:value-type="float">
            <text:p>3007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4383" calcext:value-type="float">
            <text:p>43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85" calcext:value-type="float">
            <text:p>52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43" calcext:value-type="float">
            <text:p>304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4383" calcext:value-type="float">
            <text:p>43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85" calcext:value-type="float">
            <text:p>52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11" calcext:value-type="float">
            <text:p>301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383" calcext:value-type="float">
            <text:p>43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85" calcext:value-type="float">
            <text:p>52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74" calcext:value-type="float">
            <text:p>297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383" calcext:value-type="float">
            <text:p>43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85" calcext:value-type="float">
            <text:p>52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31" calcext:value-type="float">
            <text:p>303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4383" calcext:value-type="float">
            <text:p>43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85" calcext:value-type="float">
            <text:p>52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69" calcext:value-type="float">
            <text:p>2969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383" calcext:value-type="float">
            <text:p>43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85" calcext:value-type="float">
            <text:p>52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64" calcext:value-type="float">
            <text:p>296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83" calcext:value-type="float">
            <text:p>43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85" calcext:value-type="float">
            <text:p>52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30" calcext:value-type="float">
            <text:p>303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383" calcext:value-type="float">
            <text:p>43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85" calcext:value-type="float">
            <text:p>52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38" calcext:value-type="float">
            <text:p>3038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150" calcext:value-type="float">
            <text:p>1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9721" calcext:value-type="float">
            <text:p>97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227" calcext:value-type="float">
            <text:p>822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9721" calcext:value-type="float">
            <text:p>97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069" calcext:value-type="float">
            <text:p>806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9721" calcext:value-type="float">
            <text:p>97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094" calcext:value-type="float">
            <text:p>8094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9721" calcext:value-type="float">
            <text:p>97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139" calcext:value-type="float">
            <text:p>813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721" calcext:value-type="float">
            <text:p>97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158" calcext:value-type="float">
            <text:p>815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9721" calcext:value-type="float">
            <text:p>97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092" calcext:value-type="float">
            <text:p>809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9721" calcext:value-type="float">
            <text:p>97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072" calcext:value-type="float">
            <text:p>807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721" calcext:value-type="float">
            <text:p>97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048" calcext:value-type="float">
            <text:p>804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9721" calcext:value-type="float">
            <text:p>97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120" calcext:value-type="float">
            <text:p>812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9721" calcext:value-type="float">
            <text:p>97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049" calcext:value-type="float">
            <text:p>8049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150" calcext:value-type="float">
            <text:p>1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6801" calcext:value-type="float">
            <text:p>68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092" calcext:value-type="float">
            <text:p>70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015" calcext:value-type="float">
            <text:p>501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801" calcext:value-type="float">
            <text:p>68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092" calcext:value-type="float">
            <text:p>70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37" calcext:value-type="float">
            <text:p>4937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6801" calcext:value-type="float">
            <text:p>68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092" calcext:value-type="float">
            <text:p>70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86" calcext:value-type="float">
            <text:p>4986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6801" calcext:value-type="float">
            <text:p>68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092" calcext:value-type="float">
            <text:p>70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009" calcext:value-type="float">
            <text:p>5009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6801" calcext:value-type="float">
            <text:p>68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092" calcext:value-type="float">
            <text:p>70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99" calcext:value-type="float">
            <text:p>4999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6801" calcext:value-type="float">
            <text:p>68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092" calcext:value-type="float">
            <text:p>70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022" calcext:value-type="float">
            <text:p>5022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6801" calcext:value-type="float">
            <text:p>68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092" calcext:value-type="float">
            <text:p>70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83" calcext:value-type="float">
            <text:p>4983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6801" calcext:value-type="float">
            <text:p>68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092" calcext:value-type="float">
            <text:p>70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028" calcext:value-type="float">
            <text:p>502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801" calcext:value-type="float">
            <text:p>68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092" calcext:value-type="float">
            <text:p>70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86" calcext:value-type="float">
            <text:p>4986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801" calcext:value-type="float">
            <text:p>68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092" calcext:value-type="float">
            <text:p>70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128" calcext:value-type="float">
            <text:p>5128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150" calcext:value-type="float">
            <text:p>1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11378" calcext:value-type="float">
            <text:p>113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61" calcext:value-type="float">
            <text:p>117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63" calcext:value-type="float">
            <text:p>9963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1378" calcext:value-type="float">
            <text:p>113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61" calcext:value-type="float">
            <text:p>117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01" calcext:value-type="float">
            <text:p>1000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1378" calcext:value-type="float">
            <text:p>113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61" calcext:value-type="float">
            <text:p>117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59" calcext:value-type="float">
            <text:p>10059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1378" calcext:value-type="float">
            <text:p>113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61" calcext:value-type="float">
            <text:p>117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27" calcext:value-type="float">
            <text:p>1002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1378" calcext:value-type="float">
            <text:p>113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61" calcext:value-type="float">
            <text:p>117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88" calcext:value-type="float">
            <text:p>998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1378" calcext:value-type="float">
            <text:p>113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61" calcext:value-type="float">
            <text:p>117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36" calcext:value-type="float">
            <text:p>10036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1378" calcext:value-type="float">
            <text:p>113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61" calcext:value-type="float">
            <text:p>117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68" calcext:value-type="float">
            <text:p>10068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11378" calcext:value-type="float">
            <text:p>113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61" calcext:value-type="float">
            <text:p>117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25" calcext:value-type="float">
            <text:p>10025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1378" calcext:value-type="float">
            <text:p>113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61" calcext:value-type="float">
            <text:p>117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73" calcext:value-type="float">
            <text:p>1007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1378" calcext:value-type="float">
            <text:p>113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61" calcext:value-type="float">
            <text:p>117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66" calcext:value-type="float">
            <text:p>10066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250" calcext:value-type="float">
            <text:p>2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5525" calcext:value-type="float">
            <text:p>55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14" calcext:value-type="float">
            <text:p>60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54" calcext:value-type="float">
            <text:p>3154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525" calcext:value-type="float">
            <text:p>55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14" calcext:value-type="float">
            <text:p>60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76" calcext:value-type="float">
            <text:p>3076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5525" calcext:value-type="float">
            <text:p>55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14" calcext:value-type="float">
            <text:p>60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73" calcext:value-type="float">
            <text:p>3073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5525" calcext:value-type="float">
            <text:p>55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14" calcext:value-type="float">
            <text:p>60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999" calcext:value-type="float">
            <text:p>2999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5525" calcext:value-type="float">
            <text:p>55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14" calcext:value-type="float">
            <text:p>60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76" calcext:value-type="float">
            <text:p>3076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5525" calcext:value-type="float">
            <text:p>55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14" calcext:value-type="float">
            <text:p>60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23" calcext:value-type="float">
            <text:p>3123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5525" calcext:value-type="float">
            <text:p>55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14" calcext:value-type="float">
            <text:p>60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09" calcext:value-type="float">
            <text:p>3109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5525" calcext:value-type="float">
            <text:p>55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14" calcext:value-type="float">
            <text:p>60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15" calcext:value-type="float">
            <text:p>321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5525" calcext:value-type="float">
            <text:p>55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14" calcext:value-type="float">
            <text:p>60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88" calcext:value-type="float">
            <text:p>3088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5525" calcext:value-type="float">
            <text:p>55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014" calcext:value-type="float">
            <text:p>60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58" calcext:value-type="float">
            <text:p>3058</text:p>
          </table:table-cell>
          <table:table-cell table:style-name="ce9" office:value-type="float" office:value="157" calcext:value-type="float">
            <text:p>157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250" calcext:value-type="float">
            <text:p>2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13657" calcext:value-type="float">
            <text:p>136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71" calcext:value-type="float">
            <text:p>142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616" calcext:value-type="float">
            <text:p>11616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13657" calcext:value-type="float">
            <text:p>136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71" calcext:value-type="float">
            <text:p>142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22" calcext:value-type="float">
            <text:p>11722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3657" calcext:value-type="float">
            <text:p>136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71" calcext:value-type="float">
            <text:p>142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42" calcext:value-type="float">
            <text:p>11742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3657" calcext:value-type="float">
            <text:p>136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71" calcext:value-type="float">
            <text:p>142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679" calcext:value-type="float">
            <text:p>11679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13657" calcext:value-type="float">
            <text:p>136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71" calcext:value-type="float">
            <text:p>142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07" calcext:value-type="float">
            <text:p>1170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3657" calcext:value-type="float">
            <text:p>136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71" calcext:value-type="float">
            <text:p>142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13" calcext:value-type="float">
            <text:p>11713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13657" calcext:value-type="float">
            <text:p>136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71" calcext:value-type="float">
            <text:p>142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21" calcext:value-type="float">
            <text:p>11721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13657" calcext:value-type="float">
            <text:p>136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71" calcext:value-type="float">
            <text:p>142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662" calcext:value-type="float">
            <text:p>11662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3657" calcext:value-type="float">
            <text:p>136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71" calcext:value-type="float">
            <text:p>142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710" calcext:value-type="float">
            <text:p>1171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3657" calcext:value-type="float">
            <text:p>1365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271" calcext:value-type="float">
            <text:p>142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663" calcext:value-type="float">
            <text:p>11663</text:p>
          </table:table-cell>
          <table:table-cell table:style-name="ce9" office:value-type="float" office:value="116" calcext:value-type="float">
            <text:p>116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250" calcext:value-type="float">
            <text:p>2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7885" calcext:value-type="float">
            <text:p>78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16" calcext:value-type="float">
            <text:p>86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700" calcext:value-type="float">
            <text:p>5700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7885" calcext:value-type="float">
            <text:p>78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16" calcext:value-type="float">
            <text:p>86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911" calcext:value-type="float">
            <text:p>5911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7885" calcext:value-type="float">
            <text:p>78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16" calcext:value-type="float">
            <text:p>86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736" calcext:value-type="float">
            <text:p>5736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7885" calcext:value-type="float">
            <text:p>78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16" calcext:value-type="float">
            <text:p>86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881" calcext:value-type="float">
            <text:p>5881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885" calcext:value-type="float">
            <text:p>78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16" calcext:value-type="float">
            <text:p>86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943" calcext:value-type="float">
            <text:p>5943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7885" calcext:value-type="float">
            <text:p>78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16" calcext:value-type="float">
            <text:p>86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767" calcext:value-type="float">
            <text:p>5767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7885" calcext:value-type="float">
            <text:p>78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16" calcext:value-type="float">
            <text:p>86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822" calcext:value-type="float">
            <text:p>5822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7885" calcext:value-type="float">
            <text:p>78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16" calcext:value-type="float">
            <text:p>86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898" calcext:value-type="float">
            <text:p>5898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885" calcext:value-type="float">
            <text:p>78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16" calcext:value-type="float">
            <text:p>86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766" calcext:value-type="float">
            <text:p>5766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7885" calcext:value-type="float">
            <text:p>78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16" calcext:value-type="float">
            <text:p>86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888" calcext:value-type="float">
            <text:p>5888</text:p>
          </table:table-cell>
          <table:table-cell table:style-name="ce9" office:value-type="float" office:value="125" calcext:value-type="float">
            <text:p>125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250" calcext:value-type="float">
            <text:p>2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16612" calcext:value-type="float">
            <text:p>166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441" calcext:value-type="float">
            <text:p>164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987" calcext:value-type="float">
            <text:p>13987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16612" calcext:value-type="float">
            <text:p>166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441" calcext:value-type="float">
            <text:p>164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53" calcext:value-type="float">
            <text:p>14053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6612" calcext:value-type="float">
            <text:p>166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441" calcext:value-type="float">
            <text:p>164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81" calcext:value-type="float">
            <text:p>1408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6612" calcext:value-type="float">
            <text:p>166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441" calcext:value-type="float">
            <text:p>164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59" calcext:value-type="float">
            <text:p>14059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16612" calcext:value-type="float">
            <text:p>166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441" calcext:value-type="float">
            <text:p>164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74" calcext:value-type="float">
            <text:p>14074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16612" calcext:value-type="float">
            <text:p>166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441" calcext:value-type="float">
            <text:p>164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14" calcext:value-type="float">
            <text:p>14114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6612" calcext:value-type="float">
            <text:p>166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441" calcext:value-type="float">
            <text:p>164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76" calcext:value-type="float">
            <text:p>14076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6612" calcext:value-type="float">
            <text:p>166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441" calcext:value-type="float">
            <text:p>164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16" calcext:value-type="float">
            <text:p>14016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6612" calcext:value-type="float">
            <text:p>166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441" calcext:value-type="float">
            <text:p>164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134" calcext:value-type="float">
            <text:p>14134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16612" calcext:value-type="float">
            <text:p>166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441" calcext:value-type="float">
            <text:p>164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059" calcext:value-type="float">
            <text:p>14059</text:p>
          </table:table-cell>
          <table:table-cell table:style-name="ce9" office:value-type="float" office:value="194" calcext:value-type="float">
            <text:p>194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350" calcext:value-type="float">
            <text:p>3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91" calcext:value-type="float">
            <text:p>98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46" calcext:value-type="float">
            <text:p>4946</text:p>
          </table:table-cell>
          <table:table-cell table:style-name="ce9" office:value-type="float" office:value="341" calcext:value-type="float">
            <text:p>341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91" calcext:value-type="float">
            <text:p>98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74" calcext:value-type="float">
            <text:p>4974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91" calcext:value-type="float">
            <text:p>98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78" calcext:value-type="float">
            <text:p>4978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91" calcext:value-type="float">
            <text:p>98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003" calcext:value-type="float">
            <text:p>5003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91" calcext:value-type="float">
            <text:p>98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47" calcext:value-type="float">
            <text:p>4947</text:p>
          </table:table-cell>
          <table:table-cell table:style-name="ce9" office:value-type="float" office:value="346" calcext:value-type="float">
            <text:p>346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91" calcext:value-type="float">
            <text:p>98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59" calcext:value-type="float">
            <text:p>4859</text:p>
          </table:table-cell>
          <table:table-cell table:style-name="ce9" office:value-type="float" office:value="346" calcext:value-type="float">
            <text:p>346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91" calcext:value-type="float">
            <text:p>98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23" calcext:value-type="float">
            <text:p>4923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91" calcext:value-type="float">
            <text:p>98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06" calcext:value-type="float">
            <text:p>4906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91" calcext:value-type="float">
            <text:p>98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998" calcext:value-type="float">
            <text:p>4998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91" calcext:value-type="float">
            <text:p>98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027" calcext:value-type="float">
            <text:p>5027</text:p>
          </table:table-cell>
          <table:table-cell table:style-name="ce9" office:value-type="float" office:value="177" calcext:value-type="float">
            <text:p>177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350" calcext:value-type="float">
            <text:p>3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18744" calcext:value-type="float">
            <text:p>187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129" calcext:value-type="float">
            <text:p>201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152" calcext:value-type="float">
            <text:p>16152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18744" calcext:value-type="float">
            <text:p>187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129" calcext:value-type="float">
            <text:p>201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016" calcext:value-type="float">
            <text:p>16016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18744" calcext:value-type="float">
            <text:p>187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129" calcext:value-type="float">
            <text:p>201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013" calcext:value-type="float">
            <text:p>16013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18744" calcext:value-type="float">
            <text:p>187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129" calcext:value-type="float">
            <text:p>201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048" calcext:value-type="float">
            <text:p>16048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18744" calcext:value-type="float">
            <text:p>187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129" calcext:value-type="float">
            <text:p>201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109" calcext:value-type="float">
            <text:p>16109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18744" calcext:value-type="float">
            <text:p>187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129" calcext:value-type="float">
            <text:p>201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954" calcext:value-type="float">
            <text:p>15954</text:p>
          </table:table-cell>
          <table:table-cell table:style-name="ce9" office:value-type="float" office:value="294" calcext:value-type="float">
            <text:p>294</text:p>
          </table:table-cell>
          <table:table-cell table:style-name="ce9" office:value-type="float" office:value="18744" calcext:value-type="float">
            <text:p>187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129" calcext:value-type="float">
            <text:p>201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976" calcext:value-type="float">
            <text:p>1597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18744" calcext:value-type="float">
            <text:p>187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129" calcext:value-type="float">
            <text:p>201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078" calcext:value-type="float">
            <text:p>16078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8744" calcext:value-type="float">
            <text:p>187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129" calcext:value-type="float">
            <text:p>201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069" calcext:value-type="float">
            <text:p>16069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18744" calcext:value-type="float">
            <text:p>187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129" calcext:value-type="float">
            <text:p>201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977" calcext:value-type="float">
            <text:p>15977</text:p>
          </table:table-cell>
          <table:table-cell table:style-name="ce9" office:value-type="float" office:value="229" calcext:value-type="float">
            <text:p>229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350" calcext:value-type="float">
            <text:p>3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9734" calcext:value-type="float">
            <text:p>97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77" calcext:value-type="float">
            <text:p>111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403" calcext:value-type="float">
            <text:p>6403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9734" calcext:value-type="float">
            <text:p>97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77" calcext:value-type="float">
            <text:p>111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484" calcext:value-type="float">
            <text:p>6484</text:p>
          </table:table-cell>
          <table:table-cell table:style-name="ce9" office:value-type="float" office:value="482" calcext:value-type="float">
            <text:p>482</text:p>
          </table:table-cell>
          <table:table-cell table:style-name="ce9" office:value-type="float" office:value="9734" calcext:value-type="float">
            <text:p>97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77" calcext:value-type="float">
            <text:p>111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544" calcext:value-type="float">
            <text:p>6544</text:p>
          </table:table-cell>
          <table:table-cell table:style-name="ce9" office:value-type="float" office:value="345" calcext:value-type="float">
            <text:p>345</text:p>
          </table:table-cell>
          <table:table-cell table:style-name="ce9" office:value-type="float" office:value="9734" calcext:value-type="float">
            <text:p>97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77" calcext:value-type="float">
            <text:p>111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451" calcext:value-type="float">
            <text:p>6451</text:p>
          </table:table-cell>
          <table:table-cell table:style-name="ce9" office:value-type="float" office:value="463" calcext:value-type="float">
            <text:p>463</text:p>
          </table:table-cell>
          <table:table-cell table:style-name="ce9" office:value-type="float" office:value="9734" calcext:value-type="float">
            <text:p>97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77" calcext:value-type="float">
            <text:p>111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517" calcext:value-type="float">
            <text:p>6517</text:p>
          </table:table-cell>
          <table:table-cell table:style-name="ce9" office:value-type="float" office:value="369" calcext:value-type="float">
            <text:p>369</text:p>
          </table:table-cell>
          <table:table-cell table:style-name="ce9" office:value-type="float" office:value="9734" calcext:value-type="float">
            <text:p>97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77" calcext:value-type="float">
            <text:p>111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485" calcext:value-type="float">
            <text:p>6485</text:p>
          </table:table-cell>
          <table:table-cell table:style-name="ce9" office:value-type="float" office:value="520" calcext:value-type="float">
            <text:p>520</text:p>
          </table:table-cell>
          <table:table-cell table:style-name="ce9" office:value-type="float" office:value="9734" calcext:value-type="float">
            <text:p>97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77" calcext:value-type="float">
            <text:p>111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432" calcext:value-type="float">
            <text:p>6432</text:p>
          </table:table-cell>
          <table:table-cell table:style-name="ce9" office:value-type="float" office:value="387" calcext:value-type="float">
            <text:p>387</text:p>
          </table:table-cell>
          <table:table-cell table:style-name="ce9" office:value-type="float" office:value="9734" calcext:value-type="float">
            <text:p>97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77" calcext:value-type="float">
            <text:p>111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410" calcext:value-type="float">
            <text:p>6410</text:p>
          </table:table-cell>
          <table:table-cell table:style-name="ce9" office:value-type="float" office:value="433" calcext:value-type="float">
            <text:p>433</text:p>
          </table:table-cell>
          <table:table-cell table:style-name="ce9" office:value-type="float" office:value="9734" calcext:value-type="float">
            <text:p>97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77" calcext:value-type="float">
            <text:p>111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516" calcext:value-type="float">
            <text:p>6516</text:p>
          </table:table-cell>
          <table:table-cell table:style-name="ce9" office:value-type="float" office:value="610" calcext:value-type="float">
            <text:p>610</text:p>
          </table:table-cell>
          <table:table-cell table:style-name="ce9" office:value-type="float" office:value="9734" calcext:value-type="float">
            <text:p>97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77" calcext:value-type="float">
            <text:p>111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564" calcext:value-type="float">
            <text:p>6564</text:p>
          </table:table-cell>
          <table:table-cell table:style-name="ce9" office:value-type="float" office:value="330" calcext:value-type="float">
            <text:p>330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350" calcext:value-type="float">
            <text:p>3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21079" calcext:value-type="float">
            <text:p>210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193" calcext:value-type="float">
            <text:p>2119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943" calcext:value-type="float">
            <text:p>17943</text:p>
          </table:table-cell>
          <table:table-cell table:style-name="ce9" office:value-type="float" office:value="434" calcext:value-type="float">
            <text:p>434</text:p>
          </table:table-cell>
          <table:table-cell table:style-name="ce9" office:value-type="float" office:value="21079" calcext:value-type="float">
            <text:p>210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193" calcext:value-type="float">
            <text:p>2119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145" calcext:value-type="float">
            <text:p>18145</text:p>
          </table:table-cell>
          <table:table-cell table:style-name="ce9" office:value-type="float" office:value="213" calcext:value-type="float">
            <text:p>213</text:p>
          </table:table-cell>
          <table:table-cell table:style-name="ce9" office:value-type="float" office:value="21079" calcext:value-type="float">
            <text:p>210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193" calcext:value-type="float">
            <text:p>2119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931" calcext:value-type="float">
            <text:p>17931</text:p>
          </table:table-cell>
          <table:table-cell table:style-name="ce9" office:value-type="float" office:value="470" calcext:value-type="float">
            <text:p>470</text:p>
          </table:table-cell>
          <table:table-cell table:style-name="ce9" office:value-type="float" office:value="21079" calcext:value-type="float">
            <text:p>210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193" calcext:value-type="float">
            <text:p>2119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931" calcext:value-type="float">
            <text:p>17931</text:p>
          </table:table-cell>
          <table:table-cell table:style-name="ce9" office:value-type="float" office:value="338" calcext:value-type="float">
            <text:p>338</text:p>
          </table:table-cell>
          <table:table-cell table:style-name="ce9" office:value-type="float" office:value="21079" calcext:value-type="float">
            <text:p>210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193" calcext:value-type="float">
            <text:p>2119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009" calcext:value-type="float">
            <text:p>18009</text:p>
          </table:table-cell>
          <table:table-cell table:style-name="ce9" office:value-type="float" office:value="544" calcext:value-type="float">
            <text:p>544</text:p>
          </table:table-cell>
          <table:table-cell table:style-name="ce9" office:value-type="float" office:value="21079" calcext:value-type="float">
            <text:p>210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193" calcext:value-type="float">
            <text:p>2119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987" calcext:value-type="float">
            <text:p>17987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float" office:value="21079" calcext:value-type="float">
            <text:p>210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193" calcext:value-type="float">
            <text:p>2119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906" calcext:value-type="float">
            <text:p>17906</text:p>
          </table:table-cell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21079" calcext:value-type="float">
            <text:p>210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193" calcext:value-type="float">
            <text:p>2119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073" calcext:value-type="float">
            <text:p>18073</text:p>
          </table:table-cell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21079" calcext:value-type="float">
            <text:p>210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193" calcext:value-type="float">
            <text:p>2119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024" calcext:value-type="float">
            <text:p>18024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21079" calcext:value-type="float">
            <text:p>210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193" calcext:value-type="float">
            <text:p>2119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958" calcext:value-type="float">
            <text:p>17958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960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Table A.8</text:p>
          </table:table-cell>
          <table:table-cell table:style-name="ce1" office:value-type="string" calcext:value-type="string">
            <text:p>α = 0.2</text:p>
          </table:table-cell>
          <table:table-cell table:style-name="ce1" table:number-columns-repeated="8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5"/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number-columns-repeated="960"/>
        </table:table-row>
        <table:table-row table:style-name="ro3"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Job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number-columns-repeated="960"/>
        </table:table-row>
        <table:table-row table:style-name="ro1">
          <table:table-cell table:style-name="ce1" office:value-type="float" office:value="2" calcext:value-type="float">
            <text:p>2.00</text:p>
          </table:table-cell>
          <table:table-cell table:style-name="ce1" office:value-type="float" office:value="20" calcext:value-type="float">
            <text:p>2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1084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752" calcext:value-type="float">
            <text:p>9727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6285" calcext:value-type="float">
            <text:p>8962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84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752" calcext:value-type="float">
            <text:p>9727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7212" calcext:value-type="float">
            <text:p>8972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84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752" calcext:value-type="float">
            <text:p>9727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4393" calcext:value-type="float">
            <text:p>89439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84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752" calcext:value-type="float">
            <text:p>9727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9596" calcext:value-type="float">
            <text:p>89959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84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752" calcext:value-type="float">
            <text:p>9727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9124" calcext:value-type="float">
            <text:p>8991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84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752" calcext:value-type="float">
            <text:p>9727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7.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84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752" calcext:value-type="float">
            <text:p>9727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01016" calcext:value-type="float">
            <text:p>9010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84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752" calcext:value-type="float">
            <text:p>9727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01866" calcext:value-type="float">
            <text:p>9018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84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752" calcext:value-type="float">
            <text:p>9727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00441" calcext:value-type="float">
            <text:p>9004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84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72752" calcext:value-type="float">
            <text:p>9727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07109" calcext:value-type="float">
            <text:p>90710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table:number-columns-repeated="2"/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172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42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515.9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2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42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513.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2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42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516.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2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42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512.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2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42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514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2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42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508.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2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42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507.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2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42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512.2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2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42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508.0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22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42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515.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float" office:value="3" calcext:value-type="float">
            <text:p>3.00</text:p>
          </table:table-cell>
          <table:table-cell table:style-name="ce1" office:value-type="float" office:value="20" calcext:value-type="float">
            <text:p>2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1059.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2665" calcext:value-type="float">
            <text:p>8926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35.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59.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2665" calcext:value-type="float">
            <text:p>8926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23581" calcext:value-type="float">
            <text:p>72358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59.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2665" calcext:value-type="float">
            <text:p>8926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1921" calcext:value-type="float">
            <text:p>7319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59.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2665" calcext:value-type="float">
            <text:p>8926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0237" calcext:value-type="float">
            <text:p>7402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59.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2665" calcext:value-type="float">
            <text:p>8926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0295" calcext:value-type="float">
            <text:p>7402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59.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2665" calcext:value-type="float">
            <text:p>8926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28488" calcext:value-type="float">
            <text:p>72848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59.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2665" calcext:value-type="float">
            <text:p>8926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26219" calcext:value-type="float">
            <text:p>7262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59.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2665" calcext:value-type="float">
            <text:p>8926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6122" calcext:value-type="float">
            <text:p>73612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59.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2665" calcext:value-type="float">
            <text:p>8926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0027" calcext:value-type="float">
            <text:p>74002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59.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2665" calcext:value-type="float">
            <text:p>8926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9423" calcext:value-type="float">
            <text:p>74942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table:number-columns-repeated="2"/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1538" calcext:value-type="float">
            <text:p>15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39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3.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38" calcext:value-type="float">
            <text:p>15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39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74.0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38" calcext:value-type="float">
            <text:p>15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39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8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38" calcext:value-type="float">
            <text:p>15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39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5.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38" calcext:value-type="float">
            <text:p>15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39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6.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38" calcext:value-type="float">
            <text:p>15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39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3.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38" calcext:value-type="float">
            <text:p>15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39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3.4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38" calcext:value-type="float">
            <text:p>15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39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6.4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38" calcext:value-type="float">
            <text:p>15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39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9.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38" calcext:value-type="float">
            <text:p>15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39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6.6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float" office:value="5" calcext:value-type="float">
            <text:p>5.00</text:p>
          </table:table-cell>
          <table:table-cell table:style-name="ce1" office:value-type="float" office:value="20" calcext:value-type="float">
            <text:p>2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124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0.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29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4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0.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41962" calcext:value-type="float">
            <text:p>84196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4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0.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8427" calcext:value-type="float">
            <text:p>86842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4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0.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7402" calcext:value-type="float">
            <text:p>8674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4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0.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14604" calcext:value-type="float">
            <text:p>8146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4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0.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30746" calcext:value-type="float">
            <text:p>8307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4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0.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46276" calcext:value-type="float">
            <text:p>8462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4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0.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04273" calcext:value-type="float">
            <text:p>9042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4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0.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30943" calcext:value-type="float">
            <text:p>83094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48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90.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31.9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table:number-columns-repeated="2"/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1980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48.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10.9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80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48.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692.4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80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48.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03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80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48.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05.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80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48.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36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80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48.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92" calcext:value-type="float">
            <text:p>169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80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48.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23.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80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48.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714.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80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48.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690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80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948.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689.2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4">
          <table:table-cell table:style-name="ce1" office:value-type="float" office:value="10" calcext:value-type="float">
            <text:p>10.00</text:p>
          </table:table-cell>
          <table:table-cell table:style-name="ce2" office:value-type="string" calcext:value-type="string">
            <text:p/>
            <text:p>5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4467.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68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46.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467.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68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32.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467.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68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318.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467.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68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75.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467.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68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28.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467.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68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41.0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467.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68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80.1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467.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68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48.8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467.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68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312.2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467.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68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13.7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table:number-columns-repeated="2"/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6344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93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043.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344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93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015.4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344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93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036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344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93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048.8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344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93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015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344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93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104.6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344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93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001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344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93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062.7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344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93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011.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344.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93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114.1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50" calcext:value-type="float">
            <text:p>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703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395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627.9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703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395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44.4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703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395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49.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703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395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598.8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703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395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50.6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703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395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743.6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703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395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590.5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703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395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697.6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703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395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612.5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703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395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648.9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9566.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20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030.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9566.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20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018.4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9566.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20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058.2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9566.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20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052.3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9566.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20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064.5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9566.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20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079.2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9566.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20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142.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9566.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20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063.9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9566.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20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147.9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9566.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20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134.0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2" table:style-name="ce1" office:value-type="float" office:value="50" calcext:value-type="float">
            <text:p>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1050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881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243.9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1050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881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078.1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50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881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100.3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50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881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994.4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1050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881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189.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1050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881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141.6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050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881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149.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1050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881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152.4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1050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881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241.9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50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881.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002.38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2" table:style-name="ce1" office:value-type="float" office:value="50" calcext:value-type="float">
            <text:p>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12866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631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591.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2866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631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50.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2866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631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778.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2866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631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761.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2866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631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80.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2866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631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21.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12866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631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34.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12866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631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801.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2866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631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789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2866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631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77.9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150" calcext:value-type="float">
            <text:p>1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20451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0173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6552.7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20451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0173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6521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20451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0173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394" calcext:value-type="float">
            <text:p>16394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20451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0173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680" calcext:value-type="float">
            <text:p>1668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20451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0173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712" calcext:value-type="float">
            <text:p>16712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20451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0173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6543.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20451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0173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472" calcext:value-type="float">
            <text:p>1647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20451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0173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6664.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20451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0173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6483" calcext:value-type="float">
            <text:p>16483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20451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0173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6716.8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150" calcext:value-type="float">
            <text:p>1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25316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668" calcext:value-type="float">
            <text:p>256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808.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25316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668" calcext:value-type="float">
            <text:p>256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669.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25316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668" calcext:value-type="float">
            <text:p>256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771.1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25316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668" calcext:value-type="float">
            <text:p>256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731.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25316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668" calcext:value-type="float">
            <text:p>256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829.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25316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668" calcext:value-type="float">
            <text:p>256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2026.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25316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668" calcext:value-type="float">
            <text:p>256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820.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5316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668" calcext:value-type="float">
            <text:p>256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804.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25316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668" calcext:value-type="float">
            <text:p>256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657.2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25316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668" calcext:value-type="float">
            <text:p>256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656.9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150" calcext:value-type="float">
            <text:p>1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249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5106.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023.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249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5106.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0912.6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249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5106.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0972.3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249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5106.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237.4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249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5106.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224.6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249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5106.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174" calcext:value-type="float">
            <text:p>21174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249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5106.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123.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249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5106.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100.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249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5106.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271.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249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5106.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1166.5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150" calcext:value-type="float">
            <text:p>1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29739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11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6366.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29739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11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6180.2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29739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11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6091.7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29739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11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6285.1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29739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11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6283.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29739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11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6241.2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29739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11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6210.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29739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11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6097.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29739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11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6530.5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29739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11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6110.8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250" calcext:value-type="float">
            <text:p>2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3398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764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7287.5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string" calcext:value-type="string">
            <text:p>3398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764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7534.6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3398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764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7214.5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3398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764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7374.4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string" calcext:value-type="string">
            <text:p>3398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764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7067.7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string" calcext:value-type="string">
            <text:p>3398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764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7035.8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string" calcext:value-type="string">
            <text:p>3398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764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7642.6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3398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764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7186.4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3398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764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27089.9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3398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2764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7579" calcext:value-type="float">
            <text:p>27579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250" calcext:value-type="float">
            <text:p>2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40810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82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5882.7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40810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82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5838.6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string" calcext:value-type="string">
            <text:p>40810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82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5749.6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string" calcext:value-type="string">
            <text:p>40810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82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6024.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40810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82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5870.3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string" calcext:value-type="string">
            <text:p>40810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82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5853.7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string" calcext:value-type="string">
            <text:p>40810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82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5738.8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40810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82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5878.3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40810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82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5986.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40810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82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6054.3</text:p>
          </table:table-cell>
          <table:table-cell table:style-name="ce9" office:value-type="float" office:value="129" calcext:value-type="float">
            <text:p>129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250" calcext:value-type="float">
            <text:p>2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397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873" calcext:value-type="float">
            <text:p>398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3535.3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string" calcext:value-type="string">
            <text:p>397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873" calcext:value-type="float">
            <text:p>398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3678.8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string" calcext:value-type="string">
            <text:p>397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873" calcext:value-type="float">
            <text:p>398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3313.6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string" calcext:value-type="string">
            <text:p>397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873" calcext:value-type="float">
            <text:p>398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3512.2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string" calcext:value-type="string">
            <text:p>397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873" calcext:value-type="float">
            <text:p>398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3306.7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string" calcext:value-type="string">
            <text:p>397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873" calcext:value-type="float">
            <text:p>398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3490.9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string" calcext:value-type="string">
            <text:p>397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873" calcext:value-type="float">
            <text:p>398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3649.3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string" calcext:value-type="string">
            <text:p>397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873" calcext:value-type="float">
            <text:p>398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3314.3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string" calcext:value-type="string">
            <text:p>397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873" calcext:value-type="float">
            <text:p>398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3732.1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39723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873" calcext:value-type="float">
            <text:p>398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3582.1</text:p>
          </table:table-cell>
          <table:table-cell table:style-name="ce9" office:value-type="float" office:value="136" calcext:value-type="float">
            <text:p>136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250" calcext:value-type="float">
            <text:p>2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49088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621" calcext:value-type="float">
            <text:p>476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868.9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string" calcext:value-type="string">
            <text:p>49088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621" calcext:value-type="float">
            <text:p>476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2058.6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string" calcext:value-type="string">
            <text:p>49088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621" calcext:value-type="float">
            <text:p>476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822.5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49088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621" calcext:value-type="float">
            <text:p>476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2047.3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string" calcext:value-type="string">
            <text:p>49088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621" calcext:value-type="float">
            <text:p>476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658.6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string" calcext:value-type="string">
            <text:p>49088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621" calcext:value-type="float">
            <text:p>476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702.9</text:p>
          </table:table-cell>
          <table:table-cell table:style-name="ce9" office:value-type="float" office:value="258" calcext:value-type="float">
            <text:p>258</text:p>
          </table:table-cell>
          <table:table-cell table:style-name="ce9" office:value-type="string" calcext:value-type="string">
            <text:p>49088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621" calcext:value-type="float">
            <text:p>476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962" calcext:value-type="float">
            <text:p>41962</text:p>
          </table:table-cell>
          <table:table-cell table:style-name="ce9" office:value-type="float" office:value="213" calcext:value-type="float">
            <text:p>213</text:p>
          </table:table-cell>
          <table:table-cell table:style-name="ce9" office:value-type="string" calcext:value-type="string">
            <text:p>49088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621" calcext:value-type="float">
            <text:p>476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682.9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string" calcext:value-type="string">
            <text:p>49088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621" calcext:value-type="float">
            <text:p>476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712.2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string" calcext:value-type="string">
            <text:p>49088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621" calcext:value-type="float">
            <text:p>476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765" calcext:value-type="float">
            <text:p>41765</text:p>
          </table:table-cell>
          <table:table-cell table:style-name="ce9" office:value-type="float" office:value="288" calcext:value-type="float">
            <text:p>288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350" calcext:value-type="float">
            <text:p>3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48730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15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086.7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string" calcext:value-type="string">
            <text:p>48730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15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015.6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string" calcext:value-type="string">
            <text:p>48730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15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181.2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string" calcext:value-type="string">
            <text:p>48730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15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396.1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string" calcext:value-type="string">
            <text:p>48730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15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523.3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string" calcext:value-type="string">
            <text:p>48730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15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092.6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string" calcext:value-type="string">
            <text:p>48730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15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199.4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string" calcext:value-type="string">
            <text:p>48730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15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638.4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string" calcext:value-type="string">
            <text:p>48730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15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033.2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string" calcext:value-type="string">
            <text:p>48730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15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1260.3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350" calcext:value-type="float">
            <text:p>3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5936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1387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397.6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string" calcext:value-type="string">
            <text:p>5936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1387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221.1</text:p>
          </table:table-cell>
          <table:table-cell table:style-name="ce9" office:value-type="float" office:value="365" calcext:value-type="float">
            <text:p>365</text:p>
          </table:table-cell>
          <table:table-cell table:style-name="ce9" office:value-type="string" calcext:value-type="string">
            <text:p>5936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1387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268" calcext:value-type="float">
            <text:p>52268</text:p>
          </table:table-cell>
          <table:table-cell table:style-name="ce9" office:value-type="float" office:value="522" calcext:value-type="float">
            <text:p>522</text:p>
          </table:table-cell>
          <table:table-cell table:style-name="ce9" office:value-type="string" calcext:value-type="string">
            <text:p>5936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1387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163.2</text:p>
          </table:table-cell>
          <table:table-cell table:style-name="ce9" office:value-type="float" office:value="341" calcext:value-type="float">
            <text:p>341</text:p>
          </table:table-cell>
          <table:table-cell table:style-name="ce9" office:value-type="string" calcext:value-type="string">
            <text:p>5936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1387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152.5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string" calcext:value-type="string">
            <text:p>5936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1387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204.2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string" calcext:value-type="string">
            <text:p>5936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1387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1867" calcext:value-type="float">
            <text:p>51867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string" calcext:value-type="string">
            <text:p>5936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1387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417" calcext:value-type="float">
            <text:p>52417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string" calcext:value-type="string">
            <text:p>5936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1387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104.7</text:p>
          </table:table-cell>
          <table:table-cell table:style-name="ce9" office:value-type="float" office:value="338" calcext:value-type="float">
            <text:p>338</text:p>
          </table:table-cell>
          <table:table-cell table:style-name="ce9" office:value-type="string" calcext:value-type="string">
            <text:p>59364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1387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703.6</text:p>
          </table:table-cell>
          <table:table-cell table:style-name="ce9" office:value-type="float" office:value="202" calcext:value-type="float">
            <text:p>202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350" calcext:value-type="float">
            <text:p>3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56398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5027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673.9</text:p>
          </table:table-cell>
          <table:table-cell table:style-name="ce9" office:value-type="float" office:value="367" calcext:value-type="float">
            <text:p>367</text:p>
          </table:table-cell>
          <table:table-cell table:style-name="ce9" office:value-type="string" calcext:value-type="string">
            <text:p>56398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5027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7252.5</text:p>
          </table:table-cell>
          <table:table-cell table:style-name="ce9" office:value-type="float" office:value="448" calcext:value-type="float">
            <text:p>448</text:p>
          </table:table-cell>
          <table:table-cell table:style-name="ce9" office:value-type="string" calcext:value-type="string">
            <text:p>56398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5027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7009.8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string" calcext:value-type="string">
            <text:p>56398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5027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638.4</text:p>
          </table:table-cell>
          <table:table-cell table:style-name="ce9" office:value-type="float" office:value="421" calcext:value-type="float">
            <text:p>421</text:p>
          </table:table-cell>
          <table:table-cell table:style-name="ce9" office:value-type="string" calcext:value-type="string">
            <text:p>56398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5027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798.4</text:p>
          </table:table-cell>
          <table:table-cell table:style-name="ce9" office:value-type="float" office:value="341" calcext:value-type="float">
            <text:p>341</text:p>
          </table:table-cell>
          <table:table-cell table:style-name="ce9" office:value-type="string" calcext:value-type="string">
            <text:p>56398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5027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933.7</text:p>
          </table:table-cell>
          <table:table-cell table:style-name="ce9" office:value-type="float" office:value="298" calcext:value-type="float">
            <text:p>298</text:p>
          </table:table-cell>
          <table:table-cell table:style-name="ce9" office:value-type="string" calcext:value-type="string">
            <text:p>56398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5027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742.1</text:p>
          </table:table-cell>
          <table:table-cell table:style-name="ce9" office:value-type="float" office:value="287" calcext:value-type="float">
            <text:p>287</text:p>
          </table:table-cell>
          <table:table-cell table:style-name="ce9" office:value-type="string" calcext:value-type="string">
            <text:p>56398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5027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6626" calcext:value-type="float">
            <text:p>46626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string" calcext:value-type="string">
            <text:p>56398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5027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812.4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string" calcext:value-type="string">
            <text:p>56398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5027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6965" calcext:value-type="float">
            <text:p>46965</text:p>
          </table:table-cell>
          <table:table-cell table:style-name="ce9" office:value-type="float" office:value="337" calcext:value-type="float">
            <text:p>337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350" calcext:value-type="float">
            <text:p>3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65844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7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063.5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string" calcext:value-type="string">
            <text:p>65844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7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306.2</text:p>
          </table:table-cell>
          <table:table-cell table:style-name="ce9" office:value-type="float" office:value="387" calcext:value-type="float">
            <text:p>387</text:p>
          </table:table-cell>
          <table:table-cell table:style-name="ce9" office:value-type="string" calcext:value-type="string">
            <text:p>65844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7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022.5</text:p>
          </table:table-cell>
          <table:table-cell table:style-name="ce9" office:value-type="float" office:value="529" calcext:value-type="float">
            <text:p>529</text:p>
          </table:table-cell>
          <table:table-cell table:style-name="ce9" office:value-type="string" calcext:value-type="string">
            <text:p>65844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7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282.6</text:p>
          </table:table-cell>
          <table:table-cell table:style-name="ce9" office:value-type="float" office:value="643" calcext:value-type="float">
            <text:p>643</text:p>
          </table:table-cell>
          <table:table-cell table:style-name="ce9" office:value-type="string" calcext:value-type="string">
            <text:p>65844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7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259.8</text:p>
          </table:table-cell>
          <table:table-cell table:style-name="ce9" office:value-type="float" office:value="506" calcext:value-type="float">
            <text:p>506</text:p>
          </table:table-cell>
          <table:table-cell table:style-name="ce9" office:value-type="string" calcext:value-type="string">
            <text:p>65844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7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459.2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65844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7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663.3</text:p>
          </table:table-cell>
          <table:table-cell table:style-name="ce9" office:value-type="float" office:value="367" calcext:value-type="float">
            <text:p>367</text:p>
          </table:table-cell>
          <table:table-cell table:style-name="ce9" office:value-type="string" calcext:value-type="string">
            <text:p>65844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7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337.3</text:p>
          </table:table-cell>
          <table:table-cell table:style-name="ce9" office:value-type="float" office:value="631" calcext:value-type="float">
            <text:p>631</text:p>
          </table:table-cell>
          <table:table-cell table:style-name="ce9" office:value-type="string" calcext:value-type="string">
            <text:p>65844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7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016.2</text:p>
          </table:table-cell>
          <table:table-cell table:style-name="ce9" office:value-type="float" office:value="490" calcext:value-type="float">
            <text:p>490</text:p>
          </table:table-cell>
          <table:table-cell table:style-name="ce9" office:value-type="string" calcext:value-type="string">
            <text:p>65844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7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726.2</text:p>
          </table:table-cell>
          <table:table-cell table:style-name="ce9" office:value-type="float" office:value="320" calcext:value-type="float">
            <text:p>320</text:p>
          </table:table-cell>
          <table:table-cell table:number-columns-repeated="960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Table A.9</text:p>
          </table:table-cell>
          <table:table-cell table:style-name="ce1"/>
          <table:table-cell table:style-name="ce1" office:value-type="string" calcext:value-type="string">
            <text:p>α = 0.8.</text:p>
          </table:table-cell>
          <table:table-cell table:style-name="ce1" table:number-columns-repeated="7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5"/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style-name="ce7" office:value-type="string" calcext:value-type="string" table:number-columns-spanned="2" table:number-rows-spanned="1">
            <text:p>ED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Media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GA</text:p>
          </table:table-cell>
          <table:covered-table-cell table:style-name="ce5" office:value-type="string" calcext:value-type="string">
            <text:p>Comparisons</text:p>
          </table:covered-table-cell>
          <table:table-cell table:number-columns-repeated="960"/>
        </table:table-row>
        <table:table-row table:style-name="ro5"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Job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8" office:value-type="string" calcext:value-type="string">
            <text:p>Tmax</text:p>
          </table:table-cell>
          <table:table-cell table:style-name="ce11" office:value-type="string" calcext:value-type="string">
            <text:p>CPU</text:p>
            <text:p>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CPU time(S)</text:p>
          </table:table-cell>
          <table:table-cell table:number-columns-repeated="960"/>
        </table:table-row>
        <table:table-row table:style-name="ro1">
          <table:table-cell table:style-name="ce1" office:value-type="float" office:value="2" calcext:value-type="float">
            <text:p>2.00</text:p>
          </table:table-cell>
          <table:table-cell table:style-name="ce1" office:value-type="float" office:value="20" calcext:value-type="float">
            <text:p>2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6521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41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384" calcext:value-type="float">
            <text:p>538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1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41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94.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1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41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54.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1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41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54.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1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41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53.0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1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41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421.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1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41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02.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1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41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15.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1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41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85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1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841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58.7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table:number-columns-repeated="2"/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8431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080.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72.0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431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080.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017.2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431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080.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59.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431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080.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027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431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080.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030.8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431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080.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35.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431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080.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52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431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080.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97.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431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080.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50.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431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080.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37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float" office:value="3" calcext:value-type="float">
            <text:p>3.00</text:p>
          </table:table-cell>
          <table:table-cell table:style-name="ce1" office:value-type="float" office:value="20" calcext:value-type="float">
            <text:p>2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7424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16.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83.3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24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16.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72.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24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16.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50.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24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16.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33.4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24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16.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30.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24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16.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80.8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24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16.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74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24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16.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54.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24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16.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634" calcext:value-type="float">
            <text:p>46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24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16.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92.9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table:number-columns-repeated="2"/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7941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85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204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941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85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123.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941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85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081.9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941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85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183.4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941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85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175.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941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85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160.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941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85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118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941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85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168.6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941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85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134.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941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985.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137.2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float" office:value="5" calcext:value-type="float">
            <text:p>5.00</text:p>
          </table:table-cell>
          <table:table-cell table:style-name="ce1" office:value-type="float" office:value="20" calcext:value-type="float">
            <text:p>2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9200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564.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146.4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00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564.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946.9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00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564.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096.2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00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564.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051.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00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564.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991.4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00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564.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055.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00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564.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955.7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00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564.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996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00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564.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950.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00.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564.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959.8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table:number-columns-repeated="2"/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10685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764.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43.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85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764.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824.9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85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764.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48.6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85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764.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48.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85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764.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824.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85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764.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652.7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85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764.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80.9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85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764.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685.2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85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764.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699.5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0685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764.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62.8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4">
          <table:table-cell table:style-name="ce2" office:value-type="string" calcext:value-type="string">
            <text:p/>
            <text:p>10</text:p>
          </table:table-cell>
          <table:table-cell table:style-name="ce2" office:value-type="string" calcext:value-type="string">
            <text:p/>
            <text:p>5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4970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508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781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70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508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8470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70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508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7836.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70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508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8831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70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508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8495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70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508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8777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70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508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8943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70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508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9031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70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508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8362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9702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6508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195" calcext:value-type="float">
            <text:p>3819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table:number-columns-repeated="2"/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53711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8877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0168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711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8877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9654.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711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8877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9836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711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8877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0516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711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8877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0170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711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8877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0068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711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8877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9716.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711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8877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0187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711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8877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9956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53711.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8877.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4005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50" calcext:value-type="float">
            <text:p>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8313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386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124.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313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386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6018.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313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386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6250.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313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386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6068.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8313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386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260.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8313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386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5434" calcext:value-type="float">
            <text:p>6543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8313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386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791.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313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386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569.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313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386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5663.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3130.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4386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5878" calcext:value-type="float">
            <text:p>6587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85342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39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7705.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5342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39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8361.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5342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39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8242.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5342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39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786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5342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39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7365.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85342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39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7880" calcext:value-type="float">
            <text:p>6788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85342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39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7249.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85342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39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8021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5342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39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6994.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85342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77397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67539.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2" table:style-name="ce1" office:value-type="float" office:value="50" calcext:value-type="float">
            <text:p>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108666" calcext:value-type="float">
            <text:p>1086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634" calcext:value-type="float">
            <text:p>1006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276.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8666" calcext:value-type="float">
            <text:p>1086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634" calcext:value-type="float">
            <text:p>1006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761" calcext:value-type="float">
            <text:p>8976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8666" calcext:value-type="float">
            <text:p>1086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634" calcext:value-type="float">
            <text:p>1006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973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8666" calcext:value-type="float">
            <text:p>1086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634" calcext:value-type="float">
            <text:p>1006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089.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8666" calcext:value-type="float">
            <text:p>1086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634" calcext:value-type="float">
            <text:p>1006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89781.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8666" calcext:value-type="float">
            <text:p>1086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634" calcext:value-type="float">
            <text:p>1006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621" calcext:value-type="float">
            <text:p>8962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8666" calcext:value-type="float">
            <text:p>1086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634" calcext:value-type="float">
            <text:p>1006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613.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8666" calcext:value-type="float">
            <text:p>1086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634" calcext:value-type="float">
            <text:p>1006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290.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8666" calcext:value-type="float">
            <text:p>1086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634" calcext:value-type="float">
            <text:p>1006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184.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8666" calcext:value-type="float">
            <text:p>1086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634" calcext:value-type="float">
            <text:p>10063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0112.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60"/>
        </table:table-row>
        <table:table-row table:style-name="ro1">
          <table:table-cell table:number-columns-repeated="2" table:style-name="ce1" office:value-type="float" office:value="50" calcext:value-type="float">
            <text:p>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109906" calcext:value-type="float">
            <text:p>109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7936" calcext:value-type="float">
            <text:p>10793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716.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9906" calcext:value-type="float">
            <text:p>109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7936" calcext:value-type="float">
            <text:p>10793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585.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9906" calcext:value-type="float">
            <text:p>109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7936" calcext:value-type="float">
            <text:p>10793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901.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9906" calcext:value-type="float">
            <text:p>109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7936" calcext:value-type="float">
            <text:p>10793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680.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9906" calcext:value-type="float">
            <text:p>109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7936" calcext:value-type="float">
            <text:p>10793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1895.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9906" calcext:value-type="float">
            <text:p>109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7936" calcext:value-type="float">
            <text:p>10793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479.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9906" calcext:value-type="float">
            <text:p>109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7936" calcext:value-type="float">
            <text:p>10793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501.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9906" calcext:value-type="float">
            <text:p>109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7936" calcext:value-type="float">
            <text:p>10793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587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9906" calcext:value-type="float">
            <text:p>109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7936" calcext:value-type="float">
            <text:p>10793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363.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9906" calcext:value-type="float">
            <text:p>1099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7936" calcext:value-type="float">
            <text:p>10793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92906.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150" calcext:value-type="float">
            <text:p>1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400068" calcext:value-type="float">
            <text:p>400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2777" calcext:value-type="float">
            <text:p>3727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6055" calcext:value-type="float">
            <text:p>32605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00068" calcext:value-type="float">
            <text:p>400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2777" calcext:value-type="float">
            <text:p>3727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7983" calcext:value-type="float">
            <text:p>32798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00068" calcext:value-type="float">
            <text:p>400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2777" calcext:value-type="float">
            <text:p>3727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8361" calcext:value-type="float">
            <text:p>32836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00068" calcext:value-type="float">
            <text:p>400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2777" calcext:value-type="float">
            <text:p>3727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8539" calcext:value-type="float">
            <text:p>328539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00068" calcext:value-type="float">
            <text:p>400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2777" calcext:value-type="float">
            <text:p>3727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7544" calcext:value-type="float">
            <text:p>327544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00068" calcext:value-type="float">
            <text:p>400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2777" calcext:value-type="float">
            <text:p>3727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7610" calcext:value-type="float">
            <text:p>32761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00068" calcext:value-type="float">
            <text:p>400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2777" calcext:value-type="float">
            <text:p>3727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6570" calcext:value-type="float">
            <text:p>32657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00068" calcext:value-type="float">
            <text:p>400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2777" calcext:value-type="float">
            <text:p>3727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7994" calcext:value-type="float">
            <text:p>327994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00068" calcext:value-type="float">
            <text:p>400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2777" calcext:value-type="float">
            <text:p>3727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6618" calcext:value-type="float">
            <text:p>32661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00068" calcext:value-type="float">
            <text:p>4000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2777" calcext:value-type="float">
            <text:p>3727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8671" calcext:value-type="float">
            <text:p>328671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150" calcext:value-type="float">
            <text:p>1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393197" calcext:value-type="float">
            <text:p>39319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5314" calcext:value-type="float">
            <text:p>3953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32244" calcext:value-type="float">
            <text:p>33224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93197" calcext:value-type="float">
            <text:p>39319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5314" calcext:value-type="float">
            <text:p>3953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34260" calcext:value-type="float">
            <text:p>33426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93197" calcext:value-type="float">
            <text:p>39319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5314" calcext:value-type="float">
            <text:p>3953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32349" calcext:value-type="float">
            <text:p>332349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93197" calcext:value-type="float">
            <text:p>39319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5314" calcext:value-type="float">
            <text:p>3953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34090" calcext:value-type="float">
            <text:p>33409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93197" calcext:value-type="float">
            <text:p>39319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5314" calcext:value-type="float">
            <text:p>3953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33781" calcext:value-type="float">
            <text:p>33378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93197" calcext:value-type="float">
            <text:p>39319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5314" calcext:value-type="float">
            <text:p>3953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34059" calcext:value-type="float">
            <text:p>334059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393197" calcext:value-type="float">
            <text:p>39319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5314" calcext:value-type="float">
            <text:p>3953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34453" calcext:value-type="float">
            <text:p>33445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93197" calcext:value-type="float">
            <text:p>39319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5314" calcext:value-type="float">
            <text:p>3953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34715" calcext:value-type="float">
            <text:p>33471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93197" calcext:value-type="float">
            <text:p>39319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5314" calcext:value-type="float">
            <text:p>3953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32502" calcext:value-type="float">
            <text:p>332502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393197" calcext:value-type="float">
            <text:p>39319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5314" calcext:value-type="float">
            <text:p>3953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34496" calcext:value-type="float">
            <text:p>334496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150" calcext:value-type="float">
            <text:p>1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463809" calcext:value-type="float">
            <text:p>4638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537" calcext:value-type="float">
            <text:p>4455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4266" calcext:value-type="float">
            <text:p>404266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63809" calcext:value-type="float">
            <text:p>4638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537" calcext:value-type="float">
            <text:p>4455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0127" calcext:value-type="float">
            <text:p>400127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463809" calcext:value-type="float">
            <text:p>4638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537" calcext:value-type="float">
            <text:p>4455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4036" calcext:value-type="float">
            <text:p>404036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63809" calcext:value-type="float">
            <text:p>4638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537" calcext:value-type="float">
            <text:p>4455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1557" calcext:value-type="float">
            <text:p>40155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463809" calcext:value-type="float">
            <text:p>4638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537" calcext:value-type="float">
            <text:p>4455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4708" calcext:value-type="float">
            <text:p>404708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63809" calcext:value-type="float">
            <text:p>4638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537" calcext:value-type="float">
            <text:p>4455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3527" calcext:value-type="float">
            <text:p>40352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63809" calcext:value-type="float">
            <text:p>4638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537" calcext:value-type="float">
            <text:p>4455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2555" calcext:value-type="float">
            <text:p>40255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63809" calcext:value-type="float">
            <text:p>4638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537" calcext:value-type="float">
            <text:p>4455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2540" calcext:value-type="float">
            <text:p>40254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63809" calcext:value-type="float">
            <text:p>4638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537" calcext:value-type="float">
            <text:p>4455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4937" calcext:value-type="float">
            <text:p>404937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463809" calcext:value-type="float">
            <text:p>4638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5537" calcext:value-type="float">
            <text:p>44553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1823" calcext:value-type="float">
            <text:p>401823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150" calcext:value-type="float">
            <text:p>1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486609" calcext:value-type="float">
            <text:p>4866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5463" calcext:value-type="float">
            <text:p>4854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8881" calcext:value-type="float">
            <text:p>40888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86609" calcext:value-type="float">
            <text:p>4866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5463" calcext:value-type="float">
            <text:p>4854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1625" calcext:value-type="float">
            <text:p>411625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486609" calcext:value-type="float">
            <text:p>4866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5463" calcext:value-type="float">
            <text:p>4854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0773" calcext:value-type="float">
            <text:p>41077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486609" calcext:value-type="float">
            <text:p>4866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5463" calcext:value-type="float">
            <text:p>4854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4666" calcext:value-type="float">
            <text:p>40466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86609" calcext:value-type="float">
            <text:p>4866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5463" calcext:value-type="float">
            <text:p>4854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4886" calcext:value-type="float">
            <text:p>404886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86609" calcext:value-type="float">
            <text:p>4866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5463" calcext:value-type="float">
            <text:p>4854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1993" calcext:value-type="float">
            <text:p>411993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486609" calcext:value-type="float">
            <text:p>4866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5463" calcext:value-type="float">
            <text:p>4854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5741" calcext:value-type="float">
            <text:p>40574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86609" calcext:value-type="float">
            <text:p>4866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5463" calcext:value-type="float">
            <text:p>4854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8015" calcext:value-type="float">
            <text:p>408015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486609" calcext:value-type="float">
            <text:p>4866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5463" calcext:value-type="float">
            <text:p>4854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08025" calcext:value-type="float">
            <text:p>40802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486609" calcext:value-type="float">
            <text:p>48660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5463" calcext:value-type="float">
            <text:p>4854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1376" calcext:value-type="float">
            <text:p>411376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250" calcext:value-type="float">
            <text:p>2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886389" calcext:value-type="float">
            <text:p>8863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26675" calcext:value-type="float">
            <text:p>8266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4256" calcext:value-type="float">
            <text:p>73425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886389" calcext:value-type="float">
            <text:p>8863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26675" calcext:value-type="float">
            <text:p>8266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7570" calcext:value-type="float">
            <text:p>73757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886389" calcext:value-type="float">
            <text:p>8863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26675" calcext:value-type="float">
            <text:p>8266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6867" calcext:value-type="float">
            <text:p>73686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886389" calcext:value-type="float">
            <text:p>8863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26675" calcext:value-type="float">
            <text:p>8266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7199" calcext:value-type="float">
            <text:p>737199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886389" calcext:value-type="float">
            <text:p>8863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26675" calcext:value-type="float">
            <text:p>8266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2460" calcext:value-type="float">
            <text:p>74246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886389" calcext:value-type="float">
            <text:p>8863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26675" calcext:value-type="float">
            <text:p>8266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5447" calcext:value-type="float">
            <text:p>735447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886389" calcext:value-type="float">
            <text:p>8863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26675" calcext:value-type="float">
            <text:p>8266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5709" calcext:value-type="float">
            <text:p>735709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86389" calcext:value-type="float">
            <text:p>8863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26675" calcext:value-type="float">
            <text:p>8266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7093" calcext:value-type="float">
            <text:p>737093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886389" calcext:value-type="float">
            <text:p>8863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26675" calcext:value-type="float">
            <text:p>8266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2188" calcext:value-type="float">
            <text:p>732188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886389" calcext:value-type="float">
            <text:p>88638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26675" calcext:value-type="float">
            <text:p>8266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5329" calcext:value-type="float">
            <text:p>735329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250" calcext:value-type="float">
            <text:p>2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float" office:value="853812" calcext:value-type="float">
            <text:p>8538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3185" calcext:value-type="float">
            <text:p>8531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2964" calcext:value-type="float">
            <text:p>742964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853812" calcext:value-type="float">
            <text:p>8538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3185" calcext:value-type="float">
            <text:p>8531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7060" calcext:value-type="float">
            <text:p>74706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853812" calcext:value-type="float">
            <text:p>8538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3185" calcext:value-type="float">
            <text:p>8531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7959" calcext:value-type="float">
            <text:p>74795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853812" calcext:value-type="float">
            <text:p>8538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3185" calcext:value-type="float">
            <text:p>8531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4345" calcext:value-type="float">
            <text:p>744345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853812" calcext:value-type="float">
            <text:p>8538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3185" calcext:value-type="float">
            <text:p>8531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5934" calcext:value-type="float">
            <text:p>745934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853812" calcext:value-type="float">
            <text:p>8538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3185" calcext:value-type="float">
            <text:p>8531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4791" calcext:value-type="float">
            <text:p>744791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853812" calcext:value-type="float">
            <text:p>8538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3185" calcext:value-type="float">
            <text:p>8531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7925" calcext:value-type="float">
            <text:p>7479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853812" calcext:value-type="float">
            <text:p>8538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3185" calcext:value-type="float">
            <text:p>8531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2382" calcext:value-type="float">
            <text:p>742382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853812" calcext:value-type="float">
            <text:p>8538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3185" calcext:value-type="float">
            <text:p>8531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9538" calcext:value-type="float">
            <text:p>749538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853812" calcext:value-type="float">
            <text:p>8538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53185" calcext:value-type="float">
            <text:p>85318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4614" calcext:value-type="float">
            <text:p>744614</text:p>
          </table:table-cell>
          <table:table-cell table:style-name="ce9" office:value-type="float" office:value="91" calcext:value-type="float">
            <text:p>91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250" calcext:value-type="float">
            <text:p>2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float" office:value="993240" calcext:value-type="float">
            <text:p>9932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8287" calcext:value-type="float">
            <text:p>98828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7289" calcext:value-type="float">
            <text:p>867289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993240" calcext:value-type="float">
            <text:p>9932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8287" calcext:value-type="float">
            <text:p>98828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1275" calcext:value-type="float">
            <text:p>861275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993240" calcext:value-type="float">
            <text:p>9932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8287" calcext:value-type="float">
            <text:p>98828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5860" calcext:value-type="float">
            <text:p>865860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993240" calcext:value-type="float">
            <text:p>9932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8287" calcext:value-type="float">
            <text:p>98828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0414" calcext:value-type="float">
            <text:p>870414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993240" calcext:value-type="float">
            <text:p>9932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8287" calcext:value-type="float">
            <text:p>98828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6473" calcext:value-type="float">
            <text:p>866473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993240" calcext:value-type="float">
            <text:p>9932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8287" calcext:value-type="float">
            <text:p>98828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9285" calcext:value-type="float">
            <text:p>869285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993240" calcext:value-type="float">
            <text:p>9932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8287" calcext:value-type="float">
            <text:p>98828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4878" calcext:value-type="float">
            <text:p>864878</text:p>
          </table:table-cell>
          <table:table-cell table:style-name="ce9" office:value-type="float" office:value="228" calcext:value-type="float">
            <text:p>228</text:p>
          </table:table-cell>
          <table:table-cell table:style-name="ce9" office:value-type="float" office:value="993240" calcext:value-type="float">
            <text:p>9932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8287" calcext:value-type="float">
            <text:p>98828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0326" calcext:value-type="float">
            <text:p>870326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993240" calcext:value-type="float">
            <text:p>9932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8287" calcext:value-type="float">
            <text:p>98828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8641" calcext:value-type="float">
            <text:p>86864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93240" calcext:value-type="float">
            <text:p>9932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88287" calcext:value-type="float">
            <text:p>98828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65372" calcext:value-type="float">
            <text:p>865372</text:p>
          </table:table-cell>
          <table:table-cell table:style-name="ce9" office:value-type="float" office:value="159" calcext:value-type="float">
            <text:p>159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250" calcext:value-type="float">
            <text:p>2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1.0388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3614" calcext:value-type="float">
            <text:p>9936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0683" calcext:value-type="float">
            <text:p>870683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string" calcext:value-type="string">
            <text:p>1.0388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3614" calcext:value-type="float">
            <text:p>9936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8563" calcext:value-type="float">
            <text:p>878563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1.0388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3614" calcext:value-type="float">
            <text:p>9936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81022" calcext:value-type="float">
            <text:p>881022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string" calcext:value-type="string">
            <text:p>1.0388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3614" calcext:value-type="float">
            <text:p>9936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4294" calcext:value-type="float">
            <text:p>874294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string" calcext:value-type="string">
            <text:p>1.0388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3614" calcext:value-type="float">
            <text:p>9936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4084" calcext:value-type="float">
            <text:p>874084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string" calcext:value-type="string">
            <text:p>1.0388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3614" calcext:value-type="float">
            <text:p>9936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4648" calcext:value-type="float">
            <text:p>874648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string" calcext:value-type="string">
            <text:p>1.0388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3614" calcext:value-type="float">
            <text:p>9936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1476" calcext:value-type="float">
            <text:p>871476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string" calcext:value-type="string">
            <text:p>1.0388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3614" calcext:value-type="float">
            <text:p>9936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0391" calcext:value-type="float">
            <text:p>870391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string" calcext:value-type="string">
            <text:p>1.0388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3614" calcext:value-type="float">
            <text:p>9936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6135" calcext:value-type="float">
            <text:p>876135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string" calcext:value-type="string">
            <text:p>1.0388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93614" calcext:value-type="float">
            <text:p>9936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5238" calcext:value-type="float">
            <text:p>875238</text:p>
          </table:table-cell>
          <table:table-cell table:style-name="ce9" office:value-type="float" office:value="168" calcext:value-type="float">
            <text:p>168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350" calcext:value-type="float">
            <text:p>3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1.471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42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29738e+06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string" calcext:value-type="string">
            <text:p>1.471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42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29333e+06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string" calcext:value-type="string">
            <text:p>1.471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42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29683e+06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1.471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42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29738e+06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string" calcext:value-type="string">
            <text:p>1.471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42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29805e+06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1.471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42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29895e+06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1.471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42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29287e+06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string" calcext:value-type="string">
            <text:p>1.471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42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29421e+06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string" calcext:value-type="string">
            <text:p>1.471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42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2954e+06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string" calcext:value-type="string">
            <text:p>1.471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42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29601e+06</text:p>
          </table:table-cell>
          <table:table-cell table:style-name="ce9" office:value-type="float" office:value="165" calcext:value-type="float">
            <text:p>165</text:p>
          </table:table-cell>
          <table:table-cell table:number-columns-repeated="960"/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350" calcext:value-type="float">
            <text:p>3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1.484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878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30671e+06</text:p>
          </table:table-cell>
          <table:table-cell table:style-name="ce9" office:value-type="float" office:value="228" calcext:value-type="float">
            <text:p>228</text:p>
          </table:table-cell>
          <table:table-cell table:style-name="ce9" office:value-type="string" calcext:value-type="string">
            <text:p>1.484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878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30855e+06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string" calcext:value-type="string">
            <text:p>1.484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878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31495e+06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string" calcext:value-type="string">
            <text:p>1.484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878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30319e+06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string" calcext:value-type="string">
            <text:p>1.484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878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31421e+06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string" calcext:value-type="string">
            <text:p>1.484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878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29637e+06</text:p>
          </table:table-cell>
          <table:table-cell table:style-name="ce9" office:value-type="float" office:value="354" calcext:value-type="float">
            <text:p>354</text:p>
          </table:table-cell>
          <table:table-cell table:style-name="ce9" office:value-type="string" calcext:value-type="string">
            <text:p>1.484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878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30738e+06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string" calcext:value-type="string">
            <text:p>1.484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878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30779e+06</text:p>
          </table:table-cell>
          <table:table-cell table:style-name="ce9" office:value-type="float" office:value="242" calcext:value-type="float">
            <text:p>242</text:p>
          </table:table-cell>
          <table:table-cell table:style-name="ce9" office:value-type="string" calcext:value-type="string">
            <text:p>1.484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878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30044e+06</text:p>
          </table:table-cell>
          <table:table-cell table:style-name="ce9" office:value-type="float" office:value="351" calcext:value-type="float">
            <text:p>351</text:p>
          </table:table-cell>
          <table:table-cell table:style-name="ce9" office:value-type="string" calcext:value-type="string">
            <text:p>1.4843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878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29939e+06</text:p>
          </table:table-cell>
          <table:table-cell table:style-name="ce9" office:value-type="float" office:value="225" calcext:value-type="float">
            <text:p>225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350" calcext:value-type="float">
            <text:p>350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1.70516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381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129e+06</text:p>
          </table:table-cell>
          <table:table-cell table:style-name="ce9" office:value-type="float" office:value="258" calcext:value-type="float">
            <text:p>258</text:p>
          </table:table-cell>
          <table:table-cell table:style-name="ce9" office:value-type="string" calcext:value-type="string">
            <text:p>1.70516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381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574e+06</text:p>
          </table:table-cell>
          <table:table-cell table:style-name="ce9" office:value-type="float" office:value="373" calcext:value-type="float">
            <text:p>373</text:p>
          </table:table-cell>
          <table:table-cell table:style-name="ce9" office:value-type="string" calcext:value-type="string">
            <text:p>1.70516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381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45e+06</text:p>
          </table:table-cell>
          <table:table-cell table:style-name="ce9" office:value-type="float" office:value="416" calcext:value-type="float">
            <text:p>416</text:p>
          </table:table-cell>
          <table:table-cell table:style-name="ce9" office:value-type="string" calcext:value-type="string">
            <text:p>1.70516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381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456e+06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string" calcext:value-type="string">
            <text:p>1.70516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381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383e+06</text:p>
          </table:table-cell>
          <table:table-cell table:style-name="ce9" office:value-type="float" office:value="420" calcext:value-type="float">
            <text:p>420</text:p>
          </table:table-cell>
          <table:table-cell table:style-name="ce9" office:value-type="string" calcext:value-type="string">
            <text:p>1.70516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381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122e+06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string" calcext:value-type="string">
            <text:p>1.70516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381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433e+06</text:p>
          </table:table-cell>
          <table:table-cell table:style-name="ce9" office:value-type="float" office:value="331" calcext:value-type="float">
            <text:p>331</text:p>
          </table:table-cell>
          <table:table-cell table:style-name="ce9" office:value-type="string" calcext:value-type="string">
            <text:p>1.70516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381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971e+06</text:p>
          </table:table-cell>
          <table:table-cell table:style-name="ce9" office:value-type="float" office:value="303" calcext:value-type="float">
            <text:p>303</text:p>
          </table:table-cell>
          <table:table-cell table:style-name="ce9" office:value-type="string" calcext:value-type="string">
            <text:p>1.70516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381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238e+06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string" calcext:value-type="string">
            <text:p>1.70516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3815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6692e+06</text:p>
          </table:table-cell>
          <table:table-cell table:style-name="ce9" office:value-type="float" office:value="328" calcext:value-type="float">
            <text:p>328</text:p>
          </table:table-cell>
          <table:table-cell table:number-columns-repeated="960"/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350" calcext:value-type="float">
            <text:p>350.00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0.2" calcext:value-type="float">
            <text:p>0.20</text:p>
          </table:table-cell>
          <table:table-cell table:style-name="ce9" office:value-type="string" calcext:value-type="string">
            <text:p>1.696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62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425e+06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string" calcext:value-type="string">
            <text:p>1.696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62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635e+06</text:p>
          </table:table-cell>
          <table:table-cell table:style-name="ce9" office:value-type="float" office:value="393" calcext:value-type="float">
            <text:p>393</text:p>
          </table:table-cell>
          <table:table-cell table:style-name="ce9" office:value-type="string" calcext:value-type="string">
            <text:p>1.696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62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8225e+06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string" calcext:value-type="string">
            <text:p>1.696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62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781e+06</text:p>
          </table:table-cell>
          <table:table-cell table:style-name="ce9" office:value-type="float" office:value="465" calcext:value-type="float">
            <text:p>465</text:p>
          </table:table-cell>
          <table:table-cell table:style-name="ce9" office:value-type="string" calcext:value-type="string">
            <text:p>1.696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62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609e+06</text:p>
          </table:table-cell>
          <table:table-cell table:style-name="ce9" office:value-type="float" office:value="482" calcext:value-type="float">
            <text:p>482</text:p>
          </table:table-cell>
          <table:table-cell table:style-name="ce9" office:value-type="string" calcext:value-type="string">
            <text:p>1.696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62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937e+06</text:p>
          </table:table-cell>
          <table:table-cell table:style-name="ce9" office:value-type="float" office:value="407" calcext:value-type="float">
            <text:p>407</text:p>
          </table:table-cell>
          <table:table-cell table:style-name="ce9" office:value-type="string" calcext:value-type="string">
            <text:p>1.696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62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8165e+06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string" calcext:value-type="string">
            <text:p>1.696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62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959e+06</text:p>
          </table:table-cell>
          <table:table-cell table:style-name="ce9" office:value-type="float" office:value="561" calcext:value-type="float">
            <text:p>561</text:p>
          </table:table-cell>
          <table:table-cell table:style-name="ce9" office:value-type="string" calcext:value-type="string">
            <text:p>1.696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62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578e+06</text:p>
          </table:table-cell>
          <table:table-cell table:style-name="ce9" office:value-type="float" office:value="398" calcext:value-type="float">
            <text:p>398</text:p>
          </table:table-cell>
          <table:table-cell table:style-name="ce9" office:value-type="string" calcext:value-type="string">
            <text:p>1.696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66277e+0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.4775e+06</text:p>
          </table:table-cell>
          <table:table-cell table:style-name="ce9" office:value-type="float" office:value="532" calcext:value-type="float">
            <text:p>532</text:p>
          </table:table-cell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16">
          <table:table-cell table:style-name="ce4" table:number-columns-repeated="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style-name="ce10" table:number-columns-spanned="2" table:number-rows-spanned="1"/>
          <table:covered-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16">
          <table:table-cell table:style-name="ce4" table:number-columns-repeated="10"/>
          <table:table-cell table:number-columns-repeated="1014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mparacoes" style:display-name="PageStyle_Comparaco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4-07-18T15:04:55.433580758</dc:date>
    <meta:editing-cycles>38</meta:editing-cycles>
    <meta:editing-duration>PT8H53M23S</meta:editing-duration>
    <meta:generator>LibreOffice/6.4.4.2$Linux_X86_64 LibreOffice_project/40$Build-2</meta:generator>
    <meta:document-statistic meta:table-count="1" meta:cell-count="4912" meta:object-count="0"/>
    <meta:user-defined meta:name="AppVersion">15.0000</meta:user-defined>
  </office:meta>
</office:document-meta>
</file>